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text-properties officeooo:paragraph-rsid="000c4d51"/>
    </style:style>
    <style:style style:name="P2" style:family="paragraph" style:parent-style-name="Text_20_body">
      <style:paragraph-properties fo:text-align="center" style:justify-single-word="false"/>
      <style:text-properties fo:font-style="italic" fo:font-weight="normal" officeooo:rsid="003455e1" officeooo:paragraph-rsid="000c4d51" style:font-style-asian="italic" style:font-weight-asian="normal" style:font-style-complex="italic" style:font-weight-complex="normal"/>
    </style:style>
    <style:style style:name="P3" style:family="paragraph" style:parent-style-name="Standard">
      <style:paragraph-properties fo:text-align="justify" style:justify-single-word="false"/>
      <style:text-properties officeooo:paragraph-rsid="000c4d51"/>
    </style:style>
    <style:style style:name="P4" style:family="paragraph" style:parent-style-name="Table_20_Contents">
      <style:text-properties style:font-name="Times New Roman" fo:font-size="13pt" officeooo:paragraph-rsid="000c823c" style:font-size-asian="13pt" style:font-size-complex="13pt"/>
    </style:style>
    <style:style style:name="P5" style:family="paragraph" style:parent-style-name="Table_20_Contents" style:list-style-name="L2">
      <style:text-properties style:font-name="Times New Roman" fo:font-size="13pt" fo:font-weight="normal" officeooo:paragraph-rsid="000c823c" style:font-size-asian="13pt" style:font-weight-asian="normal" style:font-size-complex="13pt" style:font-weight-complex="normal"/>
    </style:style>
    <style:style style:name="P6" style:family="paragraph" style:parent-style-name="Text_20_body">
      <style:text-properties officeooo:rsid="0020c7a7" officeooo:paragraph-rsid="000c823c"/>
    </style:style>
    <style:style style:name="P7" style:family="paragraph" style:parent-style-name="Text_20_body">
      <style:text-properties fo:font-weight="bold" officeooo:rsid="0020c7a7" officeooo:paragraph-rsid="000c823c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c823c"/>
    </style:style>
    <style:style style:name="T3" style:family="text">
      <style:text-properties fo:font-style="italic" officeooo:rsid="000c823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">Nome scenario:</text:p>
          </table:table-cell>
          <table:table-cell table:style-name="Tabella9.B1" office:value-type="string">
            <text:p text:style-name="P7"><text:span text:style-name="T2">SONDAGGIO DI RINUNCIA DI UN GENITORE</text:span></text:p>
          </table:table-cell>
        </table:table-row>
        <table:table-row table:style-name="Tabella9.2">
          <table:table-cell table:style-name="Tabella9.A2" office:value-type="string">
            <text:p text:style-name="P1">Istanza degli attori partecipanti</text:p>
          </table:table-cell>
          <table:table-cell table:style-name="Tabella9.B2" office:value-type="string">
            <text:p text:style-name="P6"><text:span text:style-name="T2">Alberto - </text:span><text:span text:style-name="T3">genitore</text:span></text:p>
          </table:table-cell>
        </table:table-row>
        <table:table-row table:style-name="Tabella9.3">
          <table:table-cell table:style-name="Tabella9.A2" office:value-type="string">
            <text:p text:style-name="P1">Flusso degli eventi </text:p>
          </table:table-cell>
          <table:table-cell table:style-name="Tabella9.B2" office:value-type="string">
            <text:p text:style-name="P4">Flusso degli eventi:</text:p>
            <text:list xml:id="list40153146" text:style-name="L2">
              <text:list-item>
                <text:p text:style-name="P5">Alberto clicca sul pulsante <text:span text:style-name="T1">Domanda di Rinuncia</text:span></text:p>
              </text:list-item>
              <text:list-item>
                <text:p text:style-name="P5">Alberto compila la Domanda di rinuncia</text:p>
              </text:list-item>
              <text:list-item>
                <text:p text:style-name="P5">Alberto clicca su <text:span text:style-name="T1">Invia Domanda</text:span></text:p>
              </text:list-item>
              <text:list-item>
                <text:p text:style-name="P5">Compare la pagina “<text:span text:style-name="T1">Perché rinunci all'Asilo?”</text:span></text:p>
              </text:list-item>
              <text:list-item>
                <text:p text:style-name="P5">Alberto <text:span text:style-name="T2">risponde scrivendo “Il bambino non ha superato i limiti di età per l'iscrizione all'asilo ma non intendo iscriverlo perché mia moglie è stato licenziata dal lavoro”</text:span></text:p>
              </text:list-item>
              <text:list-item>
                <text:p text:style-name="P5">Alberto preme “Conferma Domanda e Invia Sondaggio”</text:p>
              </text:list-item>
              <text:list-item>
                <text:p text:style-name="P5">Alberto chiude il sistema</text:p>
              </text:list-item>
            </text:list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20:02:32.47</meta:creation-date>
    <meta:editing-duration>P0D</meta:editing-duration>
    <meta:editing-cycles>2</meta:editing-cycles>
    <meta:generator>LibreOffice/3.6$Windows_x86 LibreOffice_project/da8c1e6-fd468f4-454e206-f42a4a9-143cfd</meta:generator>
    <dc:date>2012-10-16T20:06:38</dc:date>
    <meta:document-statistic meta:table-count="1" meta:image-count="0" meta:object-count="0" meta:page-count="1" meta:paragraph-count="13" meta:word-count="90" meta:character-count="563" meta:non-whitespace-character-count="492"/>
  </office:meta>
</office:document-meta>
</file>